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office:value-type="string">
            <text:p>Numeric literals</text:p>
          </table:table-cell>
          <table:table-cell table:formula="oooc:=1.21" office:value-type="float" office:value="1.21">
            <text:p>1,21</text:p>
          </table:table-cell>
          <table:table-cell table:formula="oooc:=1.234E+021" office:value-type="float" office:value="1.234E+021">
            <text:p>1,23400E+021</text:p>
          </table:table-cell>
          <table:table-cell table:number-columns-repeated="253"/>
        </table:table-row>
        <table:table-row table:style-name="ro1">
          <table:table-cell office:value-type="string">
            <text:p>String literals</text:p>
          </table:table-cell>
          <table:table-cell table:formula="oooc:=&quot;text&quot;" office:value-type="string" office:string-value="text">
            <text:p>text</text:p>
          </table:table-cell>
          <table:table-cell table:formula="oooc:=&quot;текст&quot;" office:value-type="string" office:string-value="текст">
            <text:p>текст</text:p>
          </table:table-cell>
          <table:table-cell table:formula="oooc:=&quot;&lt; '&amp;&quot;&quot;#![]&gt;&quot;" office:value-type="string" office:string-value="&lt; '&amp;&quot;#![]&gt;">
            <text:p>&lt; '&amp;"#![]&gt;</text:p>
          </table:table-cell>
          <table:table-cell table:number-columns-repeated="252"/>
        </table:table-row>
        <table:table-row table:style-name="ro1">
          <table:table-cell office:value-type="string">
            <text:p>Function with literals</text:p>
          </table:table-cell>
          <table:table-cell table:formula="oooc:=SUM(1;2;3)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Function with cell references</text:p>
          </table:table-cell>
          <table:table-cell table:formula="oooc:=PRODUCT([.$B$1];[.C1])" office:value-type="float" office:value="1.49314E+021">
            <text:p>1,49314E+021</text:p>
          </table:table-cell>
          <table:table-cell table:number-columns-repeated="254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9">29.02.2008</text:date>, <text:time>15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2-27T15:24:04</meta:creation-date>
    <dc:date>2008-02-29T15:30:58</dc:date>
    <meta:editing-cycles>4</meta:editing-cycles>
    <meta:editing-duration>PT12M53S</meta:editing-duration>
    <meta:user-defined meta:name="Info 1"/>
    <meta:user-defined meta:name="Info 2"/>
    <meta:user-defined meta:name="Info 3"/>
    <meta:user-defined meta:name="Info 4"/>
    <meta:document-statistic meta:table-count="3" meta:cell-count="11"/>
  </office:meta>
</office:document-meta>
</file>